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9e8f2" officeooo:paragraph-rsid="0009e8f2"/>
    </style:style>
    <style:style style:name="P2" style:family="paragraph" style:parent-style-name="Standard" style:master-page-name="Standard">
      <style:paragraph-properties fo:margin-top="0in" fo:margin-bottom="0in" style:contextual-spacing="false" style:page-number="auto"/>
      <style:text-properties style:font-name="Georgia" officeooo:rsid="0009e8f2" officeooo:paragraph-rsid="0009e8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omi walked back and forth in her room. Alexandria was missing. What was she to do about that? There was nothing Naomi could do. Her confidant was gone. There was nothing more she could do.</text:p>
      <text:p text:style-name="P1"/>
      <text:p text:style-name="P1">There was a loud knock at the door. Naomi thought it odd because no one ever knocked. If you knocked, you were crazy. The doctors didn't knock, orderlies didn't knock.</text:p>
      <text:p text:style-name="P1"/>
      <text:p text:style-name="P1">The door opened. A woman walked in. Naomi looked the woman up and down. What did she want? Why was she here?</text:p>
      <text:p text:style-name="P1"/>
      <text:p text:style-name="P1">“Naomi?”</text:p>
      <text:p text:style-name="P1"/>
      <text:p text:style-name="P1">Naomi nodded. “Yes.”</text:p>
      <text:p text:style-name="P1"/>
      <text:p text:style-name="P1">The doctor pulled out a clipboard. “I'm Amanda, I'm here to check on you.”</text:p>
      <text:p text:style-name="P1"/>
      <text:p text:style-name="P1">Naomi shook her head and stared out the window. No one ever bothered to check on her. That was absurd. The doctors didn't care. She knew that. Must be a new lady trying to fit in. She'll learn eventually. Naomi sighed. A shame really.</text:p>
      <text:p text:style-name="P1"/>
      <text:p text:style-name="P1">“How long have you been here?”</text:p>
      <text:p text:style-name="P1"/>
      <text:p text:style-name="P1">“Six years.”</text:p>
      <text:p text:style-name="P1"/>
      <text:p text:style-name="P1">Scratching noises could be heard down the hallway. People screaming to be released. Others just scratching at the doors in a vain attempt of freeing <text:soft-page-break/>themselves. None of it mattered though. There was no escape from this hell. This prison. They called it a hospital for the mentally ill, but it was really just an oversize prison.</text:p>
      <text:p text:style-name="P1"/>
      <text:p text:style-name="P1">“I see here your usual doctor says you hallucinate about a boy named Charlie?” The woman continued her questioning. “Tell me about him.”</text:p>
      <text:p text:style-name="P1"/>
      <text:p text:style-name="P1">“He's not a hallucination.” Naomi said. “Charlie is real.”</text:p>
      <text:p text:style-name="P1"/>
      <text:p text:style-name="P1">“I see.” More scratching could be heard, this time from the doctor's pen. “And what does he tell you?”</text:p>
      <text:p text:style-name="P1"/>
      <text:p text:style-name="P1">Naomi smiled. “That he's there for me.”</text:p>
      <text:p text:style-name="P1"/>
      <text:p text:style-name="P1">The doctor nodded. “Very well. I have enough for now, I'll visit you later.”</text:p>
      <text:p text:style-name="P1"/>
      <text:p text:style-name="P1">“Where's Alexandria?” Naomi asked. “She was my bunk mate.”</text:p>
      <text:p text:style-name="P1"/>
      <text:p text:style-name="P1">The woman shook her head. “I don't know who you're talking about. You've been in this room by yourself for the entire time you've been here.”</text:p>
      <text:p text:style-name="P1"/>
      <text:p text:style-name="P1">Naomi's eyes grew large. Alone? No, that couldn't be. <text:s/>Alexandria was real. She had to be. They were best friends.</text:p>
      <text:p text:style-name="P1"/>
      <text:p text:style-name="P1">Crouching down to the floor, Naomi slid down and curled up into a ball. Her world was being torn from her a piece at a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5-27T17:45:32.966035187</dc:date>
    <meta:editing-cycles>4</meta:editing-cycles>
    <meta:editing-duration>PT13S</meta:editing-duration>
    <meta:generator>LibreOffice/4.2.8.2$Linux_X86_64 LibreOffice_project/420m0$Build-2</meta:generator>
    <meta:document-statistic meta:table-count="0" meta:image-count="0" meta:object-count="0" meta:page-count="2" meta:paragraph-count="19" meta:word-count="367" meta:character-count="2019" meta:non-whitespace-character-count="1670"/>
    <meta:template xlink:type="simple" xlink:actuate="onRequest" xlink:title="Normal.dotm" xlink:href=""/>
  </office:meta>
</office:document-meta>
</file>